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d444c"/>
    </style:style>
    <style:style style:name="P2" style:family="paragraph" style:parent-style-name="Standard">
      <style:paragraph-properties fo:text-align="center" style:justify-single-word="false"/>
      <style:text-properties officeooo:paragraph-rsid="000d444c"/>
    </style:style>
    <style:style style:name="P3" style:family="paragraph" style:parent-style-name="Standard">
      <style:text-properties officeooo:paragraph-rsid="000f0eb4"/>
    </style:style>
    <style:style style:name="P4" style:family="paragraph" style:parent-style-name="Standard">
      <style:text-properties officeooo:paragraph-rsid="001071a2"/>
    </style:style>
    <style:style style:name="P5" style:family="paragraph" style:parent-style-name="Standard">
      <style:text-properties officeooo:rsid="001071a2" officeooo:paragraph-rsid="0016efc0"/>
    </style:style>
    <style:style style:name="P6" style:family="paragraph" style:parent-style-name="Standard">
      <style:text-properties officeooo:rsid="001071a2" officeooo:paragraph-rsid="001983b6"/>
    </style:style>
    <style:style style:name="P7" style:family="paragraph" style:parent-style-name="Standard">
      <style:text-properties officeooo:paragraph-rsid="0010bac8"/>
    </style:style>
    <style:style style:name="P8" style:family="paragraph" style:parent-style-name="Standard">
      <style:text-properties officeooo:rsid="00154034" officeooo:paragraph-rsid="00154034"/>
    </style:style>
    <style:style style:name="P9" style:family="paragraph" style:parent-style-name="Standard">
      <style:text-properties officeooo:rsid="00154034" officeooo:paragraph-rsid="0016efc0"/>
    </style:style>
    <style:style style:name="P10" style:family="paragraph" style:parent-style-name="Standard">
      <style:text-properties officeooo:rsid="00154034" officeooo:paragraph-rsid="0018d2c2"/>
    </style:style>
    <style:style style:name="P11" style:family="paragraph" style:parent-style-name="Standard">
      <style:text-properties officeooo:rsid="00154034" officeooo:paragraph-rsid="001983b6"/>
    </style:style>
    <style:style style:name="P12" style:family="paragraph" style:parent-style-name="Standard">
      <style:text-properties officeooo:paragraph-rsid="0016efc0"/>
    </style:style>
    <style:style style:name="P13" style:family="paragraph" style:parent-style-name="Standard">
      <style:text-properties officeooo:rsid="0017eebb" officeooo:paragraph-rsid="0017eebb"/>
    </style:style>
    <style:style style:name="P14" style:family="paragraph" style:parent-style-name="Standard">
      <style:text-properties officeooo:rsid="0017eebb" officeooo:paragraph-rsid="001983b6"/>
    </style:style>
    <style:style style:name="P15" style:family="paragraph" style:parent-style-name="Standard">
      <style:text-properties officeooo:paragraph-rsid="0018d2c2"/>
    </style:style>
    <style:style style:name="P16" style:family="paragraph" style:parent-style-name="Standard">
      <style:text-properties officeooo:paragraph-rsid="001983b6"/>
    </style:style>
    <style:style style:name="P17" style:family="paragraph" style:parent-style-name="Standard">
      <style:text-properties officeooo:rsid="001983b6" officeooo:paragraph-rsid="001983b6"/>
    </style:style>
    <style:style style:name="P18" style:family="paragraph" style:parent-style-name="Standard">
      <style:text-properties officeooo:rsid="00154034" officeooo:paragraph-rsid="001a84f4"/>
    </style:style>
    <style:style style:name="P19" style:family="paragraph" style:parent-style-name="Standard">
      <style:text-properties officeooo:rsid="001071a2" officeooo:paragraph-rsid="001a84f4"/>
    </style:style>
    <style:style style:name="P20" style:family="paragraph">
      <style:paragraph-properties fo:text-align="center"/>
    </style:style>
    <style:style style:name="T1" style:family="text">
      <style:text-properties officeooo:rsid="000f0eb4"/>
    </style:style>
    <style:style style:name="T2" style:family="text">
      <style:text-properties officeooo:rsid="001071a2"/>
    </style:style>
    <style:style style:name="T3" style:family="text">
      <style:text-properties officeooo:rsid="001438e2"/>
    </style:style>
    <style:style style:name="T4" style:family="text">
      <style:text-properties officeooo:rsid="00154034"/>
    </style:style>
    <style:style style:name="T5" style:family="text">
      <style:text-properties officeooo:rsid="0016efc0"/>
    </style:style>
    <style:style style:name="T6" style:family="text">
      <style:text-properties officeooo:rsid="0017eebb"/>
    </style:style>
    <style:style style:name="T7" style:family="text">
      <style:text-properties officeooo:rsid="0018d2c2"/>
    </style:style>
    <style:style style:name="T8" style:family="text">
      <style:text-properties officeooo:rsid="001983b6"/>
    </style:style>
    <style:style style:name="T9" style:family="text">
      <style:text-properties officeooo:rsid="001a84f4"/>
    </style:style>
    <style:style style:name="gr1" style:family="graphic">
      <style:graphic-properties draw:stroke="dash" draw:stroke-dash="Dash"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ARTIE 2 – LECTURE ET ÉCRITURE </text:p>
      <text:p text:style-name="P2">ÉNONCE DES EXERCICES</text:p>
      <text:p text:style-name="P2"/>
      <text:p text:style-name="P1"/>
      <text:p text:style-name="P1">* <text:s text:c="3"/>Exercice 2.1</text:p>
      <text:p text:style-name="P1"/>
      <text:p text:style-name="P1">Quel résultat produit le programme suivant ? </text:p>
      <text:p text:style-name="P1">Variables val, double en Numériques.</text:p>
      <text:p text:style-name="P1"/>
      <text:p text:style-name="P1">Début </text:p>
      <text:p text:style-name="P1">Val ← 231</text:p>
      <text:p text:style-name="P1"><text:s/>Double ← Val * 2 </text:p>
      <text:p text:style-name="P1">Écrire Val </text:p>
      <text:p text:style-name="P1">Écrire Double </text:p>
      <text:p text:style-name="P15">Fin</text:p>
      <text:p text:style-name="P15"><text:span text:style-name="T1"><text:s/></text:span><text:span text:style-name="T7">il produit <text:s text:c="6"/></text:span><text:span text:style-name="T3">231*2=</text:span><text:span text:style-name="T1">462</text:span> </text:p>
      <text:p text:style-name="P15"/>
      <text:p text:style-name="P1"><draw:line text:anchor-type="paragraph" draw:z-index="0" draw:name="Ligne 1" draw:style-name="gr1" draw:text-style-name="P20" svg:x1="0.007cm" svg:y1="0.171cm" svg:x2="16.57cm" svg:y2="0.224cm"><text:p/></draw:line></text:p>
      <text:p text:style-name="P1">* <text:s text:c="4"/>Exercice 2.2</text:p>
      <text:p text:style-name="P1"/>
      <text:p text:style-name="P1">Écrire un programme qui demande un nombre à l’utilisateur, puis qui calcule et affiche le carré de ce nombre.</text:p>
      <text:p text:style-name="P4">Variables <text:span text:style-name="T2">A</text:span>, <text:span text:style-name="T2">B</text:span> en <text:span text:style-name="T4">entier</text:span>.</text:p>
      <text:p text:style-name="P4"/>
      <text:p text:style-name="P3">Début </text:p>
      <text:p text:style-name="P8">Écrire «marquez un nombre :»</text:p>
      <text:p text:style-name="P3"><text:s/><text:span text:style-name="T4">lire <text:s text:c="4"/></text:span><text:span text:style-name="T6">a</text:span></text:p>
      <text:p text:style-name="P8"><text:span text:style-name="T6">b</text:span>← <text:s text:c="4"/><text:span text:style-name="T6">a </text:span><text:span text:style-name="T5">^2</text:span></text:p>
      <text:p text:style-name="P3">Écrire <text:s text:c="2"/>« <text:span text:style-name="T4">le carré est : »</text:span><text:span text:style-name="T6">b</text:span></text:p>
      <text:p text:style-name="P3">Fin </text:p>
      <text:p text:style-name="P1"><draw:line text:anchor-type="paragraph" draw:z-index="1" draw:name="Ligne horizontale 1" draw:style-name="gr1" draw:text-style-name="P20" svg:x1="-0.046cm" svg:y1="0.272cm" svg:x2="16.094cm" svg:y2="0.272cm"><text:p/></draw:line></text:p>
      <text:p text:style-name="P1"/>
      <text:p text:style-name="P1">* <text:s text:c="4"/>Exercice 2.3</text:p>
      <text:p text:style-name="P1"/>
      <text:p text:style-name="P1">Écrire un programme qui lit le prix HT d’un article, le nombre d’articles et le taux de TVA, et qui fournit le prix total TTC correspondant. Faire en sorte que des libellés apparaissent clairement.</text:p>
      <text:p text:style-name="P1"/>
      <text:p text:style-name="P4">Variables <text:span text:style-name="T6">ht</text:span>, <text:span text:style-name="T7">n</text:span><text:span text:style-name="T2">,</text:span><text:span text:style-name="T7">tva,ptt</text:span> Numériques.</text:p>
      <text:p text:style-name="P4"/>
      <text:p text:style-name="P4">Début </text:p>
      <text:p text:style-name="P9">Écrire <text:s/>«marquez <text:span text:style-name="T5">le prix hors taxe</text:span><text:span text:style-name="T6">s</text:span>:»</text:p>
      <text:p text:style-name="P12"><text:s/><text:span text:style-name="T4">lire <text:s text:c="5"/></text:span><text:span text:style-name="T6">ht</text:span></text:p>
      <text:p text:style-name="P5">Écrire <text:s text:c="2"/>« <text:span text:style-name="T6">marquer le nombre d’articles</text:span><text:span text:style-name="T4">: »</text:span></text:p>
      <text:p text:style-name="P13">lire <text:s text:c="6"/>n</text:p>
      <text:p text:style-name="P9">Écrire «marquez <text:span text:style-name="T6">le taux de TVA</text:span>:»</text:p>
      <text:p text:style-name="P12"><text:s/><text:span text:style-name="T4">lire <text:s text:c="5"/></text:span><text:span text:style-name="T6">tva</text:span></text:p>
      <text:p text:style-name="P5">Écrire <text:s text:c="2"/>« <text:span text:style-name="T4">le </text:span><text:span text:style-name="T7">prix toutes taxes </text:span><text:span text:style-name="T4">est : »</text:span><text:span text:style-name="T7">ptt</text:span></text:p>
      <text:p text:style-name="P10"><text:span text:style-name="T7">ptt</text:span>← <text:s text:c="4"/><text:span text:style-name="T7">n*ht*(1+tva)</text:span></text:p>
      <text:p text:style-name="P4">Fin </text:p>
      <text:p text:style-name="P4"/>
      <text:p text:style-name="P4"/>
      <text:p text:style-name="P4"/>
      <text:p text:style-name="P1"><text:soft-page-break/></text:p>
      <text:p text:style-name="P1">* <text:s text:c="4"/>Exercice 2.4</text:p>
      <text:p text:style-name="P1"/>
      <text:p text:style-name="P1">Écrire un algorithme utilisant des variables de type chaîne de caractères, et affichant quatre variantes possibles de la célèbre « belle marquise, vos beaux yeux me font mourir d’amour ». On ne se soucie pas de la ponctuation, ni des majuscules.</text:p>
      <text:p text:style-name="P1"/>
      <text:p text:style-name="P16">Variables <text:span text:style-name="T8">paragraphe1</text:span>, <text:span text:style-name="T8">paragraphe2</text:span>, <text:s/><text:span text:style-name="T8">paragraphe3, <text:s/>paragraphe4, <text:s/></text:span>en <text:span text:style-name="T8">caractères</text:span>.</text:p>
      <text:p text:style-name="P7"/>
      <text:p text:style-name="P16"/>
      <text:p text:style-name="P16">Début </text:p>
      <text:p text:style-name="P18">Écrire <text:s/>«belle marquise,»</text:p>
      <text:p text:style-name="P16"><text:s/><text:span text:style-name="T4">lire <text:s text:c="4"/></text:span><text:span text:style-name="T8">paragraphe1</text:span></text:p>
      <text:p text:style-name="P19">Écrire <text:s text:c="2"/>« vos beaux yeux me font mourir d’amour <text:span text:style-name="T4">: »</text:span></text:p>
      <text:p text:style-name="P14">lire <text:s text:c="6"/><text:span text:style-name="T8">paragraphe2</text:span></text:p>
      <text:p text:style-name="P11">Écrire «<text:span text:style-name="T9">belle cheveux</text:span>:»</text:p>
      <text:p text:style-name="P16"><text:s/><text:span text:style-name="T4">lire <text:s text:c="6"/></text:span><text:span text:style-name="T8">paragraphe3</text:span></text:p>
      <text:p text:style-name="P6">Écrire <text:s text:c="2"/>«<text:span text:style-name="T9">belle fille</text:span><text:span text:style-name="T4">: »</text:span><text:span text:style-name="T7">ptt</text:span></text:p>
      <text:p text:style-name="P17">lire <text:s text:c="4"/>paragraphe4</text:p>
      <text:p text:style-name="P16">Fin </text:p>
      <text:p text:style-name="P7"/>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 draw:style="rect" draw:dots1="1" draw:dots1-length="3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9T14:26:21.069506477</meta:creation-date>
    <meta:editing-duration>PT5M59S</meta:editing-duration>
    <meta:editing-cycles>2</meta:editing-cycles>
    <meta:generator>LibreOffice/7.3.7.2$Linux_X86_64 LibreOffice_project/30$Build-2</meta:generator>
    <dc:date>2023-03-29T14:32:14.370263550</dc:date>
    <meta:document-statistic meta:table-count="0" meta:image-count="0" meta:object-count="0" meta:page-count="2" meta:paragraph-count="47" meta:word-count="247" meta:character-count="1516" meta:non-whitespace-character-count="1211"/>
  </office:meta>
</office:document-meta>
</file>